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08d18"/>
    </style:style>
    <style:style style:name="P13" style:family="paragraph" style:parent-style-name="Footnote">
      <style:text-properties fo:language="en" fo:country="GB" officeooo:paragraph-rsid="1071f730" fo:background-color="transparent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8d18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eafc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4cd335"/>
    </style:style>
    <style:style style:name="P59" style:family="paragraph" style:parent-style-name="Standard">
      <style:text-properties officeooo:paragraph-rsid="0f6ac771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0cc79a2d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Footnote">
      <style:text-properties officeooo:paragraph-rsid="101f3d54"/>
    </style:style>
    <style:style style:name="P72" style:family="paragraph" style:parent-style-name="Standard">
      <style:text-properties officeooo:paragraph-rsid="1032d175"/>
    </style:style>
    <style:style style:name="P73" style:family="paragraph" style:parent-style-name="Footnote">
      <style:text-properties officeooo:paragraph-rsid="101b7bd9"/>
    </style:style>
    <style:style style:name="P74" style:family="paragraph" style:parent-style-name="Standard">
      <style:text-properties officeooo:paragraph-rsid="103d33d3"/>
    </style:style>
    <style:style style:name="P75" style:family="paragraph" style:parent-style-name="Standard">
      <style:text-properties officeooo:paragraph-rsid="102b18a5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06efe1b"/>
    </style:style>
    <style:style style:name="P79" style:family="paragraph" style:parent-style-name="Standard">
      <style:text-properties officeooo:paragraph-rsid="10783d40"/>
    </style:style>
    <style:style style:name="P80" style:family="paragraph" style:parent-style-name="Standard">
      <style:text-properties officeooo:paragraph-rsid="0c819a59"/>
    </style:style>
    <style:style style:name="P81" style:family="paragraph" style:parent-style-name="Standard">
      <style:text-properties officeooo:paragraph-rsid="0c8364eb"/>
    </style:style>
    <style:style style:name="P82" style:family="paragraph" style:parent-style-name="Standard">
      <style:text-properties officeooo:paragraph-rsid="0ddfbc49"/>
    </style:style>
    <style:style style:name="P83" style:family="paragraph" style:parent-style-name="Standard">
      <style:text-properties officeooo:paragraph-rsid="0a0f8417"/>
    </style:style>
    <style:style style:name="P84" style:family="paragraph" style:parent-style-name="Footnote">
      <style:text-properties fo:language="en" fo:country="GB" officeooo:paragraph-rsid="111ef8e7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110daef5"/>
    </style:style>
    <style:style style:name="P91" style:family="paragraph" style:parent-style-name="Standard">
      <style:text-properties officeooo:paragraph-rsid="1112168b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6d6c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10555e9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4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4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officeooo:rsid="1049ed3a"/>
    </style:style>
    <style:style style:name="T15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fo:language="en" fo:country="GB" officeooo:rsid="10555e93" style:font-size-asian="12pt" style:font-size-complex="12pt"/>
    </style:style>
    <style:style style:name="T157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language="en" fo:country="GB"/>
    </style:style>
    <style:style style:name="T219" style:family="text">
      <style:text-properties fo:language="en" fo:country="GB" officeooo:rsid="10a19599"/>
    </style:style>
    <style:style style:name="T220" style:family="text">
      <style:text-properties fo:language="en" fo:country="GB" officeooo:rsid="10b6b930"/>
    </style:style>
    <style:style style:name="T221" style:family="text">
      <style:text-properties fo:language="en" fo:country="GB" officeooo:rsid="104a6b49"/>
    </style:style>
    <style:style style:name="T22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6" style:family="text">
      <style:text-properties fo:language="en" fo:country="GB" officeooo:rsid="10555e93" style:font-size-asian="12pt" style:font-size-complex="12pt"/>
    </style:style>
    <style:style style:name="T227" style:family="text">
      <style:text-properties officeooo:rsid="0f981b1c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officeooo:rsid="10b6b930"/>
    </style:style>
    <style:style style:name="T246" style:family="text">
      <style:text-properties officeooo:rsid="10653724"/>
    </style:style>
    <style:style style:name="T247" style:family="text">
      <style:text-properties officeooo:rsid="1037dad2"/>
    </style:style>
    <style:style style:name="T248" style:family="text">
      <style:text-properties officeooo:rsid="110daef5"/>
    </style:style>
    <style:style style:name="T249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5"><text:span text:style-name="T112">Checklist for installing </text:span><text:span text:style-name="T112"><text:user-field-get text:name="Distro">Ubuntu</text:user-field-get></text:span><text:span text:style-name="T112"><text:s/></text:span><text:span text:style-name="T113"><text:user-field-get text:name="Version">24.04 LTS</text:user-field-get></text:span><text:span text:style-name="T114"><text:note text:id="ftn1" text:note-class="footnote"><text:note-citation>1</text:note-citation><text:note-body><text:p text:style-name="P71"><text:span text:style-name="T228">This </text:span><text:span text:style-name="T230"><text:user-field-get text:name="Distro">Ubuntu</text:user-field-get></text:span><text:span text:style-name="T229"><text:s/></text:span><text:span text:style-name="T231"><text:user-field-get text:name="Version">24.04 LTS</text:user-field-get></text:span><text:span text:style-name="T231"><text:s/>Desktop</text:span><text:span text:style-name="T228"> from April </text:span><text:span text:style-name="T232"><text:user-field-get text:name="Releaseyear">2024</text:user-field-get></text:span><text:span text:style-name="T228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115"><text:s/></text:span><text:span text:style-name="T117">Desktop</text:span><text:span text:style-name="T116">.</text:span></text:p>
      <text:p text:style-name="P26"><text:span text:style-name="Strong_20_Emphasis"><text:span text:style-name="T69"/></text:span></text:p>
      <text:p text:style-name="P27"><text:span text:style-name="Strong_20_Emphasis"><text:span text:style-name="T108"/></text:span></text:p>
      <text:p text:style-name="P25">Fill in the text box after &lt;...&gt;</text:p>
      <text:p text:style-name="P15"><text:span text:style-name="T222">&lt;user</text:span><text:span text:style-name="T187">&gt;</text:span><text:span text:style-name="T199"><text:tab/><text:tab/></text:span><text:span text:style-name="T208"> <text:tab/><text:tab/><text:tab/> </text:span><draw:control text:anchor-type="as-char" svg:y="-0.4cm" draw:z-index="4" draw:name="Gebruiker" draw:style-name="gr2" draw:text-style-name="P93" svg:width="6.002cm" svg:height="0.5cm" draw:control="control3"><svg:title>Gebruiker</svg:title><svg:desc>Volledige naam, bijv. Jan Stek</svg:desc></draw:control><text:tab/><text:span text:style-name="T206">e</text:span><text:span text:style-name="T204">.g.</text:span><text:span text:style-name="T243"> </text:span><text:span text:style-name="T214">J</text:span><text:span text:style-name="T215">ohn Doe</text:span></text:p>
      <text:p text:style-name="P79"><text:span text:style-name="T11">&lt;</text:span><text:span text:style-name="T212">user</text:span><text:span text:style-name="T6">na</text:span><text:span text:style-name="T9">me</text:span><text:span text:style-name="T187">&gt;</text:span><text:span text:style-name="T210"><text:tab/><text:tab/><text:tab/> </text:span><text:span text:style-name="T210"><draw:control text:anchor-type="as-char" svg:y="-0.4cm" draw:z-index="11" draw:name="Gberuikersnaam 2" draw:style-name="gr2" draw:text-style-name="P93" svg:width="6.002cm" svg:height="0.5cm" draw:control="control10"><svg:title>Gebruikersnaam</svg:title><svg:desc>Korte naam, bijv. jan</svg:desc></draw:control></text:span><text:span text:style-name="T210"><text:tab/></text:span><text:span text:style-name="T211">e</text:span><text:span text:style-name="T244">.g.</text:span><text:span text:style-name="T4"> </text:span><text:span text:style-name="T129">j</text:span><text:span text:style-name="T130">oh</text:span><text:span text:style-name="T129">n</text:span></text:p>
      <text:p text:style-name="P16"><text:span text:style-name="T11">&lt;</text:span><text:span text:style-name="T12">computername</text:span><text:span text:style-name="T187">&gt;</text:span><text:span text:style-name="T213"><text:tab/> </text:span><text:span text:style-name="T6"><draw:control text:anchor-type="as-char" svg:y="-0.4cm" draw:z-index="5" draw:name="Computernaam" draw:style-name="gr2" draw:text-style-name="P93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44">.g.</text:span><text:span text:style-name="T190"> </text:span><text:span text:style-name="T198">pc02</text:span></text:p>
      <text:p text:style-name="P17"><text:span text:style-name="T222">&lt;</text:span><text:span text:style-name="T188">user</text:span><text:span text:style-name="T187">&gt;</text:span><text:span text:style-name="T194"><text:tab/><text:tab/></text:span><text:span text:style-name="T208"> <text:tab/><text:tab/><text:tab/> </text:span><text:span text:style-name="T200"><draw:control text:anchor-type="as-char" svg:y="-0.4cm" draw:z-index="8" draw:name="Gebruiker 1" draw:style-name="gr2" draw:text-style-name="P93" svg:width="6.002cm" svg:height="0.5cm" draw:control="control7"><svg:title>Gebruiker</svg:title><svg:desc>Volledige naam, bijv. Jan Stek</svg:desc></draw:control></text:span><text:span text:style-name="T200"><text:tab/></text:span><text:span text:style-name="T206">i</text:span><text:span text:style-name="T205">.e.</text:span><text:span text:style-name="T201"> </text:span><text:span text:style-name="T202">additional </text:span><text:span text:style-name="T203">user</text:span><text:span text:style-name="T207">s</text:span></text:p>
      <text:p text:style-name="P79"><text:span text:style-name="T222">&lt;</text:span><text:span text:style-name="T188">user</text:span><text:span text:style-name="T189">n</text:span><text:span text:style-name="T186">a</text:span><text:span text:style-name="T187">me&gt;</text:span><text:span text:style-name="T185"><text:tab/><text:tab/><text:tab/> </text:span><text:span text:style-name="T210"><draw:control text:anchor-type="as-char" svg:y="-0.4cm" draw:z-index="9" draw:name="Gberuikersnaam 1" draw:style-name="gr2" draw:text-style-name="P93" svg:width="6.002cm" svg:height="0.5cm" draw:control="control8"><svg:title>Gebruikersnaam</svg:title><svg:desc>Korte naam, bijv. jan</svg:desc></draw:control></text:span><text:span text:style-name="T210"><text:tab/></text:span><text:span text:style-name="T211">i</text:span><text:span text:style-name="T205">.e.</text:span><text:span text:style-name="T195"> </text:span><text:span text:style-name="T191">additional </text:span><text:span text:style-name="T192">user</text:span><text:span text:style-name="T193">s</text:span></text:p>
      <text:p text:style-name="P76"><text:span text:style-name="T246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54">Not yet on Linux?</text:span></text:span><text:span text:style-name="T121"><text:tab/></text:span><text:span text:style-name="T126">Use</text:span><text:span text:style-name="T122"> </text:span><text:span text:style-name="Strong_20_Emphasis"><text:span text:style-name="T127">Checklist </text:span></text:span><text:span text:style-name="Strong_20_Emphasis"><text:span text:style-name="T128">transfer</text:span></text:span><text:span text:style-name="T122"> o</text:span><text:span text:style-name="T125">n</text:span><text:span text:style-name="T12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3"> </text:span><text:span text:style-name="T125">u</text:span><text:span text:style-name="T123">nder </text:span><text:span text:style-name="Strong_20_Emphasis"><text:span text:style-name="T155">Linux</text:span></text:span><text:span text:style-name="T124">.</text:span></text:p>
      <text:p text:style-name="P44"><text:span text:style-name="Strong_20_Emphasis"><text:span text:style-name="T145">New installation?<text:tab/></text:span></text:span><text:span text:style-name="T142"><text:tab/></text:span><text:span text:style-name="T144">Start at chapter</text:span><text:span text:style-name="T142"> </text:span><text:span text:style-name="Strong_20_Emphasis"><text:span text:style-name="T145"><text:bookmark-ref text:reference-format="page" text:ref-name="__RefNumPara__4009_1271708128">2</text:bookmark-ref></text:span></text:span><text:span text:style-name="Strong_20_Emphasis"><text:span text:style-name="T145"><text:s text:c="2"/></text:span></text:span><text:span text:style-name="Strong_20_Emphasis"><text:span text:style-name="T146"><text:bookmark-ref text:reference-format="text" text:ref-name="__RefNumPara__4009_1271708128">Perform installation</text:bookmark-ref></text:span></text:span><text:span text:style-name="T143">.</text:span></text:p>
      <text:p text:style-name="P39"/>
      <text:p text:style-name="P39"/>
      <text:list text:style-name="L1">
        <text:list-item>
          <text:p text:style-name="P87"><text:bookmark-start text:name="__RefNumPara__4083_1271708128"/>Prepar<text:span text:style-name="T227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1"><text:span text:style-name="Strong_20_Emphasis"><text:span text:style-name="T54"><draw:control text:anchor-type="as-char" draw:z-index="7" draw:name="Vorm3_0" draw:style-name="gr1" draw:text-style-name="P92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54"><draw:control text:anchor-type="as-char" draw:z-index="13" draw:name="Vorm3_ 1" draw:style-name="gr1" draw:text-style-name="P92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T26">Log in as </text:span><text:span text:style-name="T224">&lt;user</text:span><text:span text:style-name="T196">&gt;</text:span><text:span text:style-name="T5"><text:note text:id="ftn2" text:note-class="footnote"><text:note-citation>2</text:note-citation><text:note-body><text:p text:style-name="P55"><text:span text:style-name="T71">Login any additional </text:span><text:span text:style-name="T75">users</text:span><text:span text:style-name="T77"> </text:span><text:span text:style-name="T71">and follow the same steps.</text:span></text:p></text:note-body></text:note></text:span><text:span text:style-name="T27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80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5"><draw:control text:anchor-type="as-char" draw:z-index="16" draw:name="Vorm 4" draw:style-name="gr1" draw:text-style-name="P9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90"><text:span text:style-name="T53">T</text:span><text:span text:style-name="T32">ype</text:span><text:span text:style-name="T33"> </text:span><text:span text:style-name="User_20_Entry"><text:span text:style-name="T88">t</text:span></text:span><text:span text:style-name="User_20_Entry"><text:span text:style-name="T92">erm</text:span></text:span><text:span text:style-name="T34"> on the activities overview</text:span><text:span text:style-name="T22"><text:note text:id="ftn3" text:note-class="footnote"><text:note-citation>3</text:note-citation><text:note-body><text:p text:style-name="P84"><text:span text:style-name="T248">Press t</text:span>he<text:span text:style-name="T141"> </text:span><text:span text:style-name="T160">Super</text:span> key <text:span text:style-name="T248">(</text:span>Windows, Command, <text:span text:style-name="T249">or </text:span>Magnifier key<text:span text:style-name="T138">) </text:span><text:span text:style-name="T139">or click on </text:span><text:span text:style-name="Sterk_20_accent_20_voetnoot"><text:span text:style-name="T159">Activities</text:span></text:span><text:span text:style-name="T139"> at the top left</text:span><text:span text:style-name="T137">.</text:span></text:p></text:note-body></text:note></text:span><text:span text:style-name="T34"> and click on the </text:span><text:span text:style-name="Strong_20_Emphasis"><text:span text:style-name="T101">Terminal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29"/></text:span></text:p>
          </table:table-cell>
          <table:table-cell table:style-name="_31_._5f_Installatie_5f_voorbereiden.D4" office:value-type="string">
            <text:p text:style-name="P54"><text:span text:style-name="T13">Type the</text:span><text:span text:style-name="T15"> following</text:span><text:span text:style-name="T13"> two commands, each followed by the </text:span><text:span text:style-name="T226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72"><text:span text:style-name="User_20_Entry"><text:span text:style-name="T84">wget karelzimmer.nl/</text:span></text:span><text:span text:style-name="User_20_Entry"><text:span text:style-name="T85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72"><text:span text:style-name="User_20_Entry"><text:span text:style-name="T84">bash </text:span></text:span><text:span text:style-name="User_20_Entry"><text:span text:style-name="T86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5"><draw:control text:anchor-type="as-char" draw:z-index="17" draw:name="Vorm 6" draw:style-name="gr1" draw:text-style-name="P9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5"><draw:control text:anchor-type="as-char" draw:z-index="18" draw:name="Vorm 7" draw:style-name="gr1" draw:text-style-name="P92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91"><text:span text:style-name="T111">T</text:span><text:span text:style-name="T31">ype </text:span><text:span text:style-name="User_20_Entry"><text:span text:style-name="T89">m</text:span></text:span><text:span text:style-name="User_20_Entry"><text:span text:style-name="T93">enu</text:span></text:span><text:span text:style-name="T31"> </text:span><text:span text:style-name="T34">on the activities overview and click </text:span><text:span text:style-name="T31">the </text:span><text:span text:style-name="Strong_20_Emphasis"><text:span text:style-name="T94">Install</text:span></text:span><text:span text:style-name="Strong_20_Emphasis"><text:span text:style-name="T95">ation</text:span></text:span><text:span text:style-name="Strong_20_Emphasis"><text:span text:style-name="T94"> menu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3"><text:span text:style-name="T35">Select </text:span><text:span text:style-name="Strong_20_Emphasis"><text:span text:style-name="T102">1</text:span></text:span><text:span text:style-name="T35"> Prepar</text:span><text:span text:style-name="T49">e</text:span><text:span text:style-name="T35"> installation</text:span><text:span text:style-name="T44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61"><text:span text:style-name="Strong_20_Emphasis"><text:span text:style-name="T55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31">Boot the computer from</text:span><text:span text:style-name="T136"><text:note text:id="ftn4" text:note-class="footnote"><text:note-citation>1</text:note-citation><text:note-body><text:p text:style-name="P13"><text:span text:style-name="T78">Boot menu/Setup via one of the </text:span><text:span text:style-name="T79">f</text:span><text:span text:style-name="T78">requently used keys:</text:span><text:span text:style-name="T80"> </text:span><text:span text:style-name="T234">Esc</text:span><text:span text:style-name="T233">, </text:span><text:span text:style-name="T234">Delete</text:span><text:span text:style-name="T233">, </text:span><text:span text:style-name="T234">F1</text:span><text:span text:style-name="T233">, </text:span><text:span text:style-name="T234">F2</text:span><text:span text:style-name="T233">, </text:span><text:span text:style-name="T234">F9</text:span><text:span text:style-name="T233">, </text:span><text:span text:style-name="T234">F10</text:span><text:span text:style-name="T233">, </text:span><text:span text:style-name="T234">F11</text:span><text:span text:style-name="T233">, or </text:span><text:span text:style-name="T234">F12</text:span></text:p></text:note-body></text:note></text:span><text:span text:style-name="T131"> an</text:span><text:span text:style-name="T133"> </text:span><text:span text:style-name="T118"><text:user-field-get text:name="Distro">Ubuntu</text:user-field-get></text:span><text:span text:style-name="T135"><text:s/></text:span><text:span text:style-name="T119"><text:user-field-get text:name="Version">24.04 LTS</text:user-field-get></text:span><text:span text:style-name="T119"><text:s/></text:span><text:span text:style-name="T70">Desktop </text:span><text:span text:style-name="T68">L</text:span><text:span text:style-name="T66">ive</text:span><text:span text:style-name="T66"><text:note text:id="ftn5" text:note-class="footnote"><text:note-citation>2</text:note-citation><text:note-body><text:p text:style-name="P70"><text:span text:style-name="T17">From a Live USB stick you can boot and work with 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T17">without modifying any files on the hard drive and also allows installation of </text:span><text:span text:style-name="Strong_20_Emphasis"><text:span text:style-name="T140"><text:user-field-get text:name="Distro">Ubuntu</text:user-field-get></text:span></text:span><text:span text:style-name="Strong_20_Emphasis"><text:span text:style-name="T140">.</text:span></text:span></text:p></text:note-body></text:note></text:span><text:span text:style-name="T131"> USB stick</text:span><text:span text:style-name="T67"><text:note text:id="ftn6" text:note-class="footnote"><text:note-citation>3</text:note-citation><text:note-body><text:p text:style-name="P73"><text:span text:style-name="T72">Create a bootable USB stick:<text:line-break/>Download a </text:span><text:span text:style-name="Sterk_20_accent_20_voetnoot"><text:span text:style-name="T104"><text:user-field-get text:name="Distro">Ubuntu</text:user-field-get></text:span></text:span><text:span text:style-name="Sterk_20_accent_20_voetnoot"><text:span text:style-name="T104"><text:s/>Desktop </text:span></text:span><text:span text:style-name="Sterk_20_accent_20_voetnoot"><text:span text:style-name="T104"><text:user-field-get text:name="Version">24.04 LTS</text:user-field-get></text:span></text:span><text:span text:style-name="T76"><text:s/></text:span><text:span text:style-name="T72">image from </text:span><text:a xlink:type="simple" xlink:href="https://ubuntu.com/" text:style-name="Internet_20_link" text:visited-style-name="Visited_20_Internet_20_Link"><text:span text:style-name="T217">ubuntu.com</text:span></text:a><text:span text:style-name="T73">.</text:span><text:span text:style-name="T72"><text:line-break/></text:span><text:span text:style-name="T74">The next steps are described in </text:span><text:span text:style-name="Sterk_20_accent_20_voetnoot"><text:span text:style-name="T105">Linux informati</text:span></text:span><text:span text:style-name="Sterk_20_accent_20_voetnoot"><text:span text:style-name="T106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216">karelzimmer.nl/en</text:span></text:a><text:span text:style-name="T74">, under </text:span><text:span text:style-name="Sterk_20_accent_20_voetnoot"><text:span text:style-name="T105">Linux</text:span></text:span><text:span text:style-name="T74">.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20">Select</text:span><text:span text:style-name="T56"> </text:span><text:span text:style-name="Strong_20_Emphasis"><text:span text:style-name="T62">Try or I</text:span></text:span><text:span text:style-name="Strong_20_Emphasis"><text:span text:style-name="T63">n</text:span></text:span><text:span text:style-name="Strong_20_Emphasis"><text:span text:style-name="T64">stall Ubuntu</text:span></text:span><text:span text:style-name="T132"> </text:span><text:span text:style-name="T134">and press the </text:span><text:span text:style-name="T156">Enter</text:span><text:span text:style-name="T51"> </text:span><text:span text:style-name="T52">key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92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45">At</text:span> <text:span text:style-name="Strong_20_Emphasis"><text:span text:style-name="T247">Select your ke</text:span></text:span><text:span text:style-name="Strong_20_Emphasis"><text:span text:style-name="T245">yboard </text:span></text:span><text:span text:style-name="Strong_20_Emphasis"><text:span text:style-name="T247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220">Choose</text:span><text:span text:style-name="T218"> </text:span><text:span text:style-name="Strong_20_Emphasis"><text:span text:style-name="T218">English (US)</text:span></text:span><text:span text:style-name="T218"> </text:span><text:span text:style-name="T220">a</text:span><text:span text:style-name="T219">n</text:span><text:span text:style-name="T220">d </text:span><text:span text:style-name="T221">variant</text:span><text:span text:style-name="T220"> </text:span><text:span text:style-name="Strong_20_Emphasis"><text:span text:style-name="T219">English (US, intl., with dead keys)</text:span></text:span><text:span text:style-name="T219"> </text:span><text:span text:style-name="T153">and click </text:span><text:span text:style-name="Strong_20_Emphasis"><text:span text:style-name="T153">Next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92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70">At</text:span><text:span text:style-name="T171"> </text:span><text:span text:style-name="Strong_20_Emphasis"><text:span text:style-name="T172">What apps would you like to install to start with?</text:span></text:span><text:span text:style-name="T172"> </text:span><text:span text:style-name="T170">choose</text:span><text:span text:style-name="T172"> </text:span><text:span text:style-name="Strong_20_Emphasis"><text:span text:style-name="T172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73">and click </text:span><text:span text:style-name="Strong_20_Emphasis"><text:span text:style-name="T181">Next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92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68">At</text:span><text:span text:style-name="T164"> </text:span><text:span text:style-name="Strong_20_Emphasis"><text:span text:style-name="T169">Create your account</text:span></text:span><text:span text:style-name="T174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75">E</text:span><text:span text:style-name="T164">nter your </text:span><text:span text:style-name="T180">Your n</text:span><text:span text:style-name="T179">ame </text:span><text:span text:style-name="T225">&lt;user</text:span><text:span text:style-name="T209">&gt;</text:span><text:span text:style-name="T176">, <text:line-break/></text:span><text:span text:style-name="T166">Y</text:span><text:span text:style-name="Strong_20_Emphasis"><text:span text:style-name="T165">our computer</text:span></text:span><text:span text:style-name="Strong_20_Emphasis"><text:span text:style-name="T166">'s name</text:span></text:span><text:span text:style-name="T7"> &lt;computerna</text:span><text:span text:style-name="T8">me&gt;</text:span><text:span text:style-name="T177">,</text:span><text:span text:style-name="Strong_20_Emphasis"><text:span text:style-name="T183"><text:line-break/></text:span></text:span><text:span text:style-name="Strong_20_Emphasis"><text:span text:style-name="T167">Pick</text:span></text:span><text:span text:style-name="Strong_20_Emphasis"><text:span text:style-name="T184"> a usernam</text:span></text:span><text:span text:style-name="T165">e</text:span><text:span text:style-name="T177"> &lt;</text:span><text:span text:style-name="T7">USERna</text:span><text:span text:style-name="T8">me&gt;</text:span><text:span text:style-name="T177">,</text:span><text:span text:style-name="Strong_20_Emphasis"><text:span text:style-name="T183"><text:line-break/></text:span></text:span><text:span text:style-name="T163">enter a </text:span><text:span text:style-name="Strong_20_Emphasis"><text:span text:style-name="T178">password</text:span></text:span><text:span text:style-name="T163"> twice </text:span><text:span text:style-name="T173">and click </text:span><text:span text:style-name="Strong_20_Emphasis"><text:span text:style-name="T181">Next</text:span></text:span><text:span text:style-name="T173">.</text:span></text:p>
          </table:table-cell>
        </table:table-row>
      </table:table>
      <text:p text:style-name="P49"><text:span text:style-name="Strong_20_Emphasis"><text:span text:style-name="T57"/></text:span></text:p>
      <text:list text:continue-numbering="true" text:style-name="L1">
        <text:list-item>
          <text:p text:style-name="P86"><text:span text:style-name="Strong_20_Emphasis"><text:span text:style-name="T65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2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4">Log in as </text:span><text:span text:style-name="T223">&lt;user</text:span><text:span text:style-name="T197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92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92" svg:width="0.35cm" svg:height="0.35cm" draw:control="control18"/></text:span></text:p>
          </table:table-cell>
          <table:table-cell table:style-name="_33_._5f_Installatie_5f_afronden.C5" office:value-type="string">
            <text:p text:style-name="P90"><text:span text:style-name="T53">T</text:span><text:span text:style-name="T32">ype</text:span><text:span text:style-name="T33"> </text:span><text:span text:style-name="User_20_Entry"><text:span text:style-name="T88">t</text:span></text:span><text:span text:style-name="User_20_Entry"><text:span text:style-name="T92">erm</text:span></text:span><text:span text:style-name="T34"> on the activities overview</text:span><text:span text:style-name="T22"><text:note text:id="ftn0" text:note-class="footnote"><text:note-citation>1</text:note-citation><text:note-body><text:p text:style-name="P84"><text:span text:style-name="T248">Press t</text:span>he<text:span text:style-name="T141"> </text:span><text:span text:style-name="T160">Super</text:span> key <text:span text:style-name="T248">(</text:span>Windows, Command, <text:span text:style-name="T249">or </text:span>Magnifier key<text:span text:style-name="T138">) </text:span><text:span text:style-name="T139">or click on </text:span><text:span text:style-name="Sterk_20_accent_20_voetnoot"><text:span text:style-name="T159">Activities</text:span></text:span><text:span text:style-name="T139"> at the top left</text:span><text:span text:style-name="T137">.</text:span></text:p></text:note-body></text:note></text:span><text:span text:style-name="T34"> and click on the </text:span><text:span text:style-name="Strong_20_Emphasis"><text:span text:style-name="T101">Terminal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5"><text:span text:style-name="Strong_20_Emphasis"><text:span text:style-name="T29"/></text:span></text:p>
          </table:table-cell>
          <table:table-cell table:style-name="_33_._5f_Installatie_5f_afronden.C6" office:value-type="string">
            <text:p text:style-name="P57"><text:span text:style-name="T14">Type the </text:span><text:span text:style-name="T15">following </text:span><text:span text:style-name="T14">two commands, each followed by the </text:span><text:span text:style-name="T226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60"><text:span text:style-name="User_20_Entry"><text:span text:style-name="T84">wget karelzimmer.nl/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72"><text:span text:style-name="User_20_Entry"><text:span text:style-name="T84">bash </text:span></text:span><text:span text:style-name="User_20_Entry"><text:span text:style-name="T86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2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7"><text:span text:style-name="Strong_20_Emphasis"><text:span text:style-name="T55"><draw:control text:anchor-type="as-char" draw:z-index="20" draw:name="Vorm 3" draw:style-name="gr1" draw:text-style-name="P92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1"><text:span text:style-name="T111">T</text:span><text:span text:style-name="T31">ype </text:span><text:span text:style-name="User_20_Entry"><text:span text:style-name="T89">m</text:span></text:span><text:span text:style-name="User_20_Entry"><text:span text:style-name="T93">enu</text:span></text:span><text:span text:style-name="T31"> </text:span><text:span text:style-name="T34">on the activities overview and click </text:span><text:span text:style-name="T31">the </text:span><text:span text:style-name="Strong_20_Emphasis"><text:span text:style-name="T94">Install</text:span></text:span><text:span text:style-name="Strong_20_Emphasis"><text:span text:style-name="T95">ation</text:span></text:span><text:span text:style-name="Strong_20_Emphasis"><text:span text:style-name="T94"> menu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29"/></text:span></text:p>
          </table:table-cell>
          <table:table-cell table:style-name="_33_._5f_Installatie_5f_afronden.C12" office:value-type="string">
            <text:p text:style-name="P58"><text:span text:style-name="T36">Se</text:span><text:span text:style-name="T42">lect</text:span><text:span text:style-name="T36"> </text:span><text:span text:style-name="Strong_20_Emphasis"><text:span text:style-name="T103">3</text:span></text:span><text:span text:style-name="T58"> </text:span><text:span text:style-name="T59">Finish installatio</text:span><text:span text:style-name="T60">n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0">Follow the instructions on the screen.</text:p>
          </table:table-cell>
        </table:table-row>
      </table:table>
      <text:p text:style-name="P50"><text:span text:style-name="Strong_20_Emphasis"><text:span text:style-name="T24"/></text:span></text:p>
      <text:list text:continue-numbering="true" text:style-name="L1">
        <text:list-item>
          <text:p text:style-name="P89"><text:span text:style-name="Strong_20_Emphasis"><text:span text:style-name="T16">P</text:span></text:span><text:span text:style-name="Strong_20_Emphasis"><text:span text:style-name="T182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T55"><draw:control text:anchor-type="as-char" draw:z-index="6" draw:name="Vorm40_0" draw:style-name="gr1" draw:text-style-name="P92" svg:width="0.35cm" svg:height="0.35cm" draw:control="control5"/></text:span></text:p>
          </table:table-cell>
          <table:table-cell table:style-name="Tabel2.A1" office:value-type="string">
            <text:p text:style-name="P66"><text:span text:style-name="T55"><draw:control text:anchor-type="as-char" draw:z-index="12" draw:name="Vorm40_ 1" draw:style-name="gr1" draw:text-style-name="P92" svg:width="0.35cm" svg:height="0.35cm" draw:control="control11"/></text:span></text:p>
          </table:table-cell>
          <table:table-cell table:style-name="Tabel2.D1" office:value-type="string">
            <text:p text:style-name="P35"><text:span text:style-name="T25">Log in as</text:span><text:span text:style-name="T24"> </text:span><text:span text:style-name="T223">&lt;user</text:span><text:span text:style-name="T197">&gt;</text:span><text:span text:style-name="T38"><text:note text:id="ftn8" text:note-class="footnote"><text:note-citation>1</text:note-citation><text:note-body><text:p text:style-name="P56"><text:span text:style-name="T82">Login any additional </text:span><text:span text:style-name="T83">users</text:span><text:span text:style-name="T81"> </text:span><text:span text:style-name="T82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43"><text:span text:style-name="T110"><draw:control text:anchor-type="as-char" draw:z-index="15" draw:name="Vorm4_ 2" draw:style-name="gr1" draw:text-style-name="P92" svg:width="0.35cm" svg:height="0.35cm" draw:control="control14"/></text:span></text:p>
          </table:table-cell>
          <table:table-cell table:style-name="Tabel2.D2" office:value-type="string">
            <text:p text:style-name="P77">Follow the welcome screens.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7"><text:span text:style-name="T55"><draw:control text:anchor-type="as-char" draw:z-index="21" draw:name="Vorm 8" draw:style-name="gr1" draw:text-style-name="P92" svg:width="0.35cm" svg:height="0.35cm" draw:control="control20"/></text:span></text:p>
          </table:table-cell>
          <table:table-cell table:style-name="Tabel2.A1" office:value-type="string">
            <text:p text:style-name="P67"><text:span text:style-name="T55"><draw:control text:anchor-type="as-char" draw:z-index="22" draw:name="Vorm 9" draw:style-name="gr1" draw:text-style-name="P92" svg:width="0.35cm" svg:height="0.35cm" draw:control="control21"/></text:span></text:p>
          </table:table-cell>
          <table:table-cell table:style-name="Tabel2.D5" office:value-type="string">
            <text:p text:style-name="P91"><text:span text:style-name="T111">T</text:span><text:span text:style-name="T31">ype </text:span><text:span text:style-name="User_20_Entry"><text:span text:style-name="T89">m</text:span></text:span><text:span text:style-name="User_20_Entry"><text:span text:style-name="T93">enu</text:span></text:span><text:span text:style-name="T31"> </text:span><text:span text:style-name="T34">on the activities overview and click </text:span><text:span text:style-name="T31">the </text:span><text:span text:style-name="Strong_20_Emphasis"><text:span text:style-name="T94">Install</text:span></text:span><text:span text:style-name="Strong_20_Emphasis"><text:span text:style-name="T95">ation</text:span></text:span><text:span text:style-name="Strong_20_Emphasis"><text:span text:style-name="T94"> menu</text:span></text:span><text:span text:style-name="T31"> icon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6" office:value-type="string">
            <text:p text:style-name="P32"><text:span text:style-name="T43">Select</text:span><text:span text:style-name="T36"> </text:span><text:span text:style-name="Strong_20_Emphasis"><text:span text:style-name="T103">4</text:span></text:span><text:span text:style-name="T61"> </text:span><text:span text:style-name="T50">Provision user</text:span><text:span text:style-name="T35">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7" office:value-type="string">
            <text:p text:style-name="P31">Follow the instructions on the screen.</text:p>
          </table:table-cell>
        </table:table-row>
      </table:table>
      <text:p text:style-name="P38"/>
      <text:p text:style-name="P83"/>
      <text:p text:style-name="P45"><text:span text:style-name="T151">End of checklist,</text:span><text:span text:style-name="T152"> </text:span><text:span text:style-name="T148"><text:user-field-get text:name="Distro">Ubuntu</text:user-field-get></text:span><text:span text:style-name="T150"><text:s/></text:span><text:span text:style-name="T147"><text:user-field-get text:name="Version">24.04 LTS</text:user-field-get></text:span><text:span text:style-name="T147"><text:s/></text:span><text:span text:style-name="T149">Desktop</text:span><text:span text:style-name="T107"> </text:span><text:span text:style-name="T151">installation is complete.</text:span></text:p>
      <text:p text:style-name="P20"/>
      <text:p text:style-name="P18"><text:span text:style-name="T235">Written</text:span><text:span text:style-name="T236"> </text:span><text:span text:style-name="T235">by</text:span><text:span text:style-name="T236"> </text:span><text:a xlink:type="simple" xlink:href="mailto:info@karelzimmer.nl?subject=Checklist%20installation%20Linux" text:style-name="Internet_20_link" text:visited-style-name="Visited_20_Internet_20_Link"><text:span text:style-name="T242">Karel Zimmer</text:span></text:a><text:span text:style-name="T237">.</text:span></text:p>
      <text:p text:style-name="P19"><text:span text:style-name="T240">License </text:span><text:span text:style-name="T238">C</text:span><text:span text:style-name="T239">C0</text:span><text:span text:style-name="T237"> 1.0 </text:span><text:span text:style-name="T24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1"><text:s/></text:span><text:span text:style-name="T24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2-28T07:59:41.404497195">2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7:59:41.294809189</dc:date>
    <meta:keyword>Installatie</meta:keyword>
    <meta:keyword>Checklist</meta:keyword>
    <meta:keyword>Linux</meta:keyword>
    <meta:editing-cycles>6974</meta:editing-cycles>
    <meta:editing-duration>P12DT7H48M5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508" meta:character-count="3120" meta:non-whitespace-character-count="2645"/>
    <meta:user-defined meta:name="Info 1"/>
    <meta:user-defined meta:name="Info 2"/>
    <meta:user-defined meta:name="Info 3"/>
    <meta:user-defined meta:name="Info 4"/>
  </office:meta>
</office:document-meta>
</file>